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paragraph-properties fo:text-align="center" style:justify-single-word="false"/>
      <style:text-properties style:font-name="Liberation Serif" style:text-underline-style="solid" style:text-underline-width="auto" style:text-underline-color="font-color"/>
    </style:style>
    <style:style style:name="P4" style:family="paragraph" style:parent-style-name="Standard" style:list-style-name="L1">
      <style:paragraph-properties fo:text-align="center" style:justify-single-word="false"/>
      <style:text-properties style:font-name="Liberation Serif"/>
    </style:style>
    <style:style style:name="P5" style:family="paragraph" style:parent-style-name="Standard">
      <style:paragraph-properties fo:text-align="start" style:justify-single-word="false"/>
      <style:text-properties style:font-name="Liberation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verview of The Program</text:p>
      <text:p text:style-name="P1"/>
      <text:p text:style-name="P2"/>
      <text:p text:style-name="P2">When discussing the overview of our program, its fair to say that the most crucial aspect which needs talking about, is the game engine itself. <text:s/>Our game engine is an area of this project which we put a great amount of effort and attention to, as it is literally the foundations of what everything else is built on top of. </text:p>
      <text:p text:style-name="P2"/>
      <text:p text:style-name="P2">What's great about the Java programming language, is that is allows you to extend classes. We took advantage of this quite a lot, especially with how the player system is set up. <text:s/>We have an abstract class called 'Player' which represents all types of <text:s/>players (I.e both human and a.i players), it then has abstract methods such as 'public abstract int getNextMove()', these can then be overrided by classes which extend this Player class. <text:s/>An example of classes which extend the Player class is 'PlayerHuman', and 'PlayerAI'. <text:s/>The 'PlayerHuman' class contains everything that is needed for a human player, such as requiring a console input for the 'getNextMove' method. <text:s/>The 'PlayerAI' is another abstract class which is then extended by two other classes called 'Player1_AI' and 'Player2_AI'.</text:p>
      <text:p text:style-name="P2"/>
      <text:p text:style-name="P2">The game of Kalah is played by two players, therefore we have implemented a system in Java where we have two separate players represented. In our assignment the two players are represented as variables in Java, which can then be applied to both our learning algorithms. Kalah consists of 6 houses for each player to choose from, while a player also having its own store. In our program the houses are represented by a final integer of 12, which is the sum total of the houses.</text:p>
      <text:p text:style-name="P2"/>
      <text:p text:style-name="P2"><text:s/>The program will associate an integer type with the stores for each player, initialising that each player will at the start of the game have 0 counters. Additionally each house will initially contain 4 counters, which is completed by a for loop which uses the final integer of the houses to go through <text:s/>the index adding the appropriate number of counters. </text:p>
      <text:p text:style-name="P2"/>
      <text:p text:style-name="P2"><text:s/>Each player will have 6 houses associated with themselves, implying that a player will not be able to pick from any of the 12 houses, neither can they pick any counters from their stores. This was implemented by a method which calcualtes what valid moves there are for a particular player, ensuring that the basic rules are followed correctly. The two different players will each have their own distinctive moves as they are seperate variables and the interface shows this with each player taking their turn one after the other. If an actual user plays against the computer there is a simple interface that is used to show the user positions of the houses and the store to simplify interaction.</text:p>
      <text:p text:style-name="P2"/>
      <text:p text:style-name="P2"><text:s/>Once a move is made by the player the method goes through a for loop to see the current position of the counters and the particular counter chosen. Another for loop defines whether the last counter moved is placed in the players store which is an explicit rule that gives the player another opportunity to move houses. To show that a player has won a game we check that a player has more counters in its store than the opponents, while also ensuring if any other special cases such as one player having empty houses causing the game to end. </text:p>
      <text:p text:style-name="P2"/>
      <text:p text:style-name="P2"><text:s/>To give more reliable and accurate results we will give evidence of 3 sets of 1000 games. This is because one of our learning algorithms contains an element of randomness which can contribute to varying results over numerous games. Therefore we chose this method to test the learning algorithms further and to check if the algorithms have learned rather than luck of the random element. If we followed the original plan the results may not be reflective of the algorithms learning, thereby the numerous set of results will be more conclusive. Additionally we completed some tests using a random AI we created, to give a more overall assessment of how effective and efficient the two learning algorihtms are; more detail to follow about this in the proceeding sections. </text:p>
      <text:p text:style-name="P2"><text:soft-page-break/></text:p>
      <text:p text:style-name="P2"><text:s/>We created a new class called the AiTest to create the players for the random AI, the Reinforced Learning Algorithm(RLA) and the Q-Learning algorithm. We used a for loop to ensure 1000 games were played in succession. Furthermore we used a simple integer type to count how many times the Q-Learning algorithm won and how many times the RLA won, giving us a clear indication of who won and lost while providing us with a simple output. Another integer type was used to show the amount of total seeds each algorithm had accumulated, giving us futher scope for analysis and evaluation.</text:p>
      <text:p text:style-name="P2"/>
      <text:p text:style-name="P1"><text:s/>Results for the Reinforced Learning ( “Player1”) and Q-Learning Algorithm ( “Player 2”) :</text:p>
      <text:list xml:id="list1056524567370351441" text:style-name="L1">
        <text:list-item>
          <text:p text:style-name="P4">Player1Wins: 787, Total Seeds : 31141 <text:s/>| Player2Wins : 213, <text:s/>Total Seeds : 16859 </text:p>
        </text:list-item>
        <text:list-item>
          <text:p text:style-name="P4">Player1Wins: 529, Total Seeds : 24654 <text:s/>| Player2Wins : 471, <text:s/>Total Seeds : 23346 </text:p>
        </text:list-item>
        <text:list-item>
          <text:p text:style-name="P4">Player1Wins: 644, Total Seeds : 25542 <text:s/>| Player2Wins : 356, <text:s/>Total Seeds : 22458</text:p>
        </text:list-item>
      </text:list>
      <text:p text:style-name="P1"><text:tab/></text:p>
      <text:p text:style-name="P1"><text:tab/>Player 1 Average Total Seeds: 27,112 <text:s text:c="2"/>Player 1 Average Wins: 653</text:p>
      <text:p text:style-name="P1"><text:tab/>Player 2 Average Total Seeds: 20,888 <text:s/>Player 2 Average Wins: 3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Heslop</meta:initial-creator>
    <meta:creation-date>2013-12-08T15:22:36</meta:creation-date>
    <dc:date>2013-12-12T01:11:01.81</dc:date>
    <meta:editing-duration>PT5H44M3S</meta:editing-duration>
    <meta:editing-cycles>32</meta:editing-cycles>
    <meta:generator>OpenOffice/4.0.1$Win32 OpenOffice.org_project/401m5$Build-9714</meta:generator>
    <meta:document-statistic meta:table-count="0" meta:image-count="0" meta:object-count="0" meta:page-count="2" meta:paragraph-count="16" meta:word-count="868" meta:character-count="5033"/>
  </office:meta>
</office:document-meta>
</file>